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w request routing should be</text:p>
          </draw:text-box>
        </draw:frame>
        <draw:frame presentation:style-name="pr2" draw:text-style-name="P1" draw:layer="layout" svg:width="26.405cm" svg:height="13.861cm" svg:x="0.9cm" svg:y="4.914cm" presentation:class="subtitle">
          <draw:text-box>
            <text:p><text:span text:style-name="T1">Alternative title: why Django's URL routing su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It all comes down to...</text:p>
          </draw:text-box>
        </draw:frame>
        <draw:frame presentation:style-name="pr2" draw:text-style-name="P3" draw:layer="layout" svg:width="26.405cm" svg:height="13.861cm" svg:x="0.9cm" svg:y="4.914cm" presentation:class="subtitle">
          <draw:text-box>
            <text:p text:style-name="P2"><text:span text:style-name="T2">Some people, when confronted with a problem, think ``I know, I'll use regular expressions.'' Now they have two problems</text:span><text:span text:style-name="T1"> </text:span></text:p>
            <text:p text:style-name="P2"><text:span text:style-name="T1"/></text:p>
            <text:p text:style-name="P2"><text:span text:style-name="T1">– </text:span><text:span text:style-name="T1">JW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DRY Fail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You need to relearn and repeat each time the magic patterns to match:</text:p>
                <text:list>
                  <text:list-item>
                    <text:p>Numeric pks</text:p>
                  </text:list-item>
                  <text:list-item>
                    <text:p>Slugs</text:p>
                  </text:list-item>
                  <text:list-item>
                    <text:p>Dates</text:p>
                  </text:list-item>
                  <text:list-item>
                    <text:p>Usernam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DRY Fail (cont'd)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Boiler plate code to lookup</text:p>
                <text:list>
                  <text:list-item>
                    <text:p>Multiple objects</text:p>
                  </text:list-item>
                  <text:list-item>
                    <text:p>Single objects</text:p>
                    <text:p>(by any of the items in the list before)</text:p>
                  </text:list-item>
                </text:list>
              </text:list-item>
              <text:list-item>
                <text:p>And to convert strings to</text:p>
                <text:list>
                  <text:list-item>
                    <text:p>Number</text:p>
                  </text:list-item>
                  <text:list-item>
                    <text:p>Date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This is what I'd like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Match “field types” instead of regexes</text:p>
              </text:list-item>
              <text:list-item>
                <text:p>Make the view receive directly:</text:p>
                <text:list>
                  <text:list-item>
                    <text:p>Model instances</text:p>
                  </text:list-item>
                  <text:list-item>
                    <text:p>Or querysets</text:p>
                  </text:list-item>
                  <text:list-item>
                    <text:p>Or just the <text:span text:style-name="T3">value</text:span> (not always a string) from the u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That gives us</text:p>
          </draw:text-box>
        </draw:frame>
        <draw:frame presentation:style-name="pr5" draw:layer="layout" svg:width="12.885cm" svg:height="13.86cm" svg:x="0.9cm" svg:y="4.914cm" presentation:class="outline">
          <draw:text-box>
            <text:list text:style-name="L2">
              <text:list-item>
                <text:p>Easier to read/write urlconfs</text:p>
              </text:list-item>
              <text:list-item>
                <text:p>Higher level code in views</text:p>
              </text:list-item>
              <text:list-item>
                <text:p>Easier to do smarter decorators</text:p>
              </text:list-item>
              <text:list-item>
                <text:p>DRY</text:p>
              </text:list-item>
            </text:list>
          </draw:text-box>
        </draw:frame>
        <draw:frame presentation:style-name="pr5" draw:layer="layout" svg:width="12.885cm" svg:height="13.86cm" svg:x="14.43cm" svg:y="4.914cm" presentation:class="outline">
          <draw:text-box>
            <text:list text:style-name="L2">
              <text:list-item>
                <text:p>Some interdependence between URL routing and model layer that I don't like</text:p>
              </text:list-item>
              <text:list-item>
                <text:p>A bit less flexibility (but you can always use standard rout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Yes, I have a working prototype</text:p>
          </draw:text-box>
        </draw:frame>
        <draw:frame presentation:style-name="pr2" draw:text-style-name="P1" draw:layer="layout" svg:width="26.405cm" svg:height="13.861cm" svg:x="0.9cm" svg:y="4.914cm" presentation:class="subtitle">
          <draw:text-box>
            <text:p><text:span text:style-name="T1">Look for me during the conference or sprint on Friday</text:span></text:p>
            <text:p><text:span text:style-name="T1"/></text:p>
            <text:p><text:span text:style-name="T1">Or: </text:span><text:span text:style-name="T1"><text:a xlink:href="mailto:dmoisset@machinalis.com">dmoisset@machinalis.com</text:a></text:span></text:p>
            <text:p><text:span text:style-name="T1">Or: @dmoisset (twitt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FL Sorts Mill Goudy TT'" style:font-style-name="Regular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OFL Sorts Mill Goudy TT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OFL Sorts Mill Goudy TT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OFL Sorts Mill Goudy TT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ed1848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presentation:style-name="Mpr1" draw:text-style-name="MP3" draw:layer="backgroundobjects" svg:width="28cm" svg:height="4.445cm" svg:x="-0.001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6.505cm" svg:height="3.506cm" svg:x="0.8cm" svg:y="0.337cm" presentation:class="title" presentation:placeholder="true">
        <draw:text-box/>
      </draw:frame>
      <draw:frame presentation:style-name="Default-outline1" draw:layer="backgroundobjects" svg:width="26.405cm" svg:height="13.86cm" svg:x="0.9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07T11:16:55</meta:creation-date>
    <meta:editing-duration>PT01H51M36S</meta:editing-duration>
    <meta:editing-cycles>9</meta:editing-cycles>
    <dc:date>2010-09-09T12:41:52</dc:date>
    <meta:generator>OpenOffice.org/3.0$Linux OpenOffice.org_project/300m15$Build-9379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